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4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family="Verdana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5" draw:layer="layout" svg:width="7.165cm" svg:height="0.758cm" svg:x="1.378cm" svg:y="3.3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21.926cm" svg:y="3.342cm">
          <draw:text-box>
            <text:p text:style-name="P6"><text:span text:style-name="T2">@main_project_end_date_pretty@</text:span></text:p>
          </draw:text-box>
        </draw:frame>
        <draw:g>
          <draw:custom-shape draw:style-name="gr3" draw:text-style-name="P9" draw:layer="layout" svg:width="7.201cm" svg:height="0.802cm" svg:x="2.502cm" svg:y="6.7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9" draw:layer="layout" svg:width="7.201cm" svg:height="0.802cm" svg:x="2.5cm" svg:y="5.698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9" draw:layer="layout" svg:width="7.201cm" svg:height="0.802cm" svg:x="2.501cm" svg:y="9.5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office:forms form:automatic-focus="false" form:apply-design-mode="false"/>
          <draw:frame presentation:style-name="pr2" draw:text-style-name="P11" draw:layer="layout" svg:width="25.4cm" svg:height="19.05cm" svg:x="0cm" svg:y="0cm" presentation:class="notes" presentation:user-transformed="true">
            <draw:text-box>
              <text:p text:style-name="P10"><text:span text:style-name="T4">page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main_project_name,</text:span></text:p>
              <text:p text:style-name="P10"><text:span text:style-name="T4"><text:tab/></text:span><text:span text:style-name="T4"><text:tab/></text:span><text:span text:style-name="T4">p.start_date::date as main_project_start_date,</text:span></text:p>
              <text:p text:style-name="P10"><text:span text:style-name="T4"><text:tab/></text:span><text:span text:style-name="T4"><text:tab/></text:span><text:span text:style-name="T4">p.end_date::date as main_project_end_date,</text:span></text:p>
              <text:p text:style-name="P10"><text:span text:style-name="T4"><text:tab/></text:span><text:span text:style-name="T4"><text:tab/></text:span><text:span text:style-name="T4">to_char(p.start_date, :date_format) as main_project_start_date_pretty,</text:span></text:p>
              <text:p text:style-name="P10"><text:span text:style-name="T4"><text:tab/></text:span><text:span text:style-name="T4"><text:tab/></text:span><text:span text:style-name="T4">to_char(p.end_date, :date_format) as main_project_end_date_pretty,</text:span></text:p>
              <text:p text:style-name="P10"><text:span text:style-name="T4"><text:tab/></text:span><text:span text:style-name="T4"><text:tab/></text:span><text:span text:style-name="T4">to_char(now(), :date_format) as today_pretty</text:span></text:p>
              <text:p text:style-name="P10"><text:span text:style-name="T4"><text:tab/></text:span><text:span text:style-name="T4">from</text:span><text:span text:style-name="T4"><text:tab/></text:span><text:span text:style-name="T4">im_projects p</text:span></text:p>
              <text:p text:style-name="P10"><text:span text:style-name="T4"><text:tab/></text:span><text:span text:style-name="T4">where</text:span><text:span text:style-name="T4"><text:tab/></text:span><text:span text:style-name="T4">p.project_id = 18228</text:span></text:p>
              <text:p text:style-name="P10"><text:span text:style-name="T4">"</text:span></text:p>
              <text:p text:style-name="P10"><text:span text:style-name="T4"/></text:p>
              <text:p text:style-name="P10"><text:span text:style-name="T4">list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phase_name,</text:span></text:p>
              <text:p text:style-name="P10"><text:span text:style-name="T4"><text:tab/></text:span><text:span text:style-name="T4"><text:tab/></text:span><text:span text:style-name="T4">im_category_from_id(p.on_track_status_id) as on_track_status</text:span></text:p>
              <text:p text:style-name="P10"><text:span text:style-name="T4"><text:tab/></text:span><text:span text:style-name="T4">from</text:span><text:span text:style-name="T4"><text:tab/></text:span><text:span text:style-name="T4">im_projects p,</text:span></text:p>
              <text:p text:style-name="P10"><text:span text:style-name="T4"><text:tab/></text:span><text:span text:style-name="T4"><text:tab/></text:span><text:span text:style-name="T4">im_projects parent</text:span></text:p>
              <text:p text:style-name="P10"><text:span text:style-name="T4"><text:tab/></text:span><text:span text:style-name="T4">where</text:span><text:span text:style-name="T4"><text:tab/></text:span><text:span text:style-name="T4">parent.project_id = 18228 and</text:span></text:p>
              <text:p text:style-name="P10"><text:span text:style-name="T4"><text:tab/></text:span><text:span text:style-name="T4"><text:tab/></text:span><text:span text:style-name="T4">p.parent_id = parent.project_id and</text:span></text:p>
              <text:p text:style-name="P10"><text:span text:style-name="T4"><text:tab/></text:span><text:span text:style-name="T4"><text:tab/></text:span><text:span text:style-name="T4">p.project_type_id not in ([im_project_type_task], [im_project_type_ticket])</text:span></text:p>
              <text:p text:style-name="P10"><text:span text:style-name="T4"><text:tab/></text:span><text:span text:style-name="T4">order by</text:span></text:p>
              <text:p text:style-name="P10"><text:span text:style-name="T4"><text:tab/></text:span><text:span text:style-name="T4"><text:tab/></text:span><text:span text:style-name="T4">lower(p.project_name)</text:span></text:p>
              <text:p text:style-name="P10"><text:span text:style-name="T4">"</text:span></text:p>
              <text:p text:style-name="P10"><text:span text:style-name="T4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25</meta:editing-cycles>
    <meta:editing-duration>PT06H07M12S</meta:editing-duration>
    <dc:date>2012-01-04T22:21:39</dc:date>
    <dc:creator>Frank Bergmann</dc:creator>
    <meta:generator>OpenOffice.org/3.2$Win32 OpenOffice.org_project/320m18$Build-9502</meta:generator>
    <meta:document-statistic meta:object-count="55"/>
  </office:meta>
</office:document-meta>
</file>